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f413d" draw:textarea-horizontal-align="justify" draw:textarea-vertical-align="middle" draw:auto-grow-height="false" fo:min-height="2.082cm" fo:min-width="3.2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04e4d" draw:textarea-horizontal-align="justify" draw:textarea-vertical-align="middle" draw:auto-grow-height="false" fo:min-height="2.96cm" fo:min-width="2.71cm"/>
    </style:style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04e4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71cm" svg:height="2.332cm" svg:x="29.811cm" svg:y="10.874cm">
          <text:p text:style-name="P1">Contrebas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1cm" svg:height="2.332cm" svg:x="10.228cm" svg:y="18.242cm">
          <text:p text:style-name="P1">Violon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001cm" svg:y1="25.593cm" svg:x2="35.279cm" svg:y2="25.593cm">
          <text:p/>
        </draw:line>
        <draw:custom-shape draw:style-name="gr1" draw:text-style-name="P2" draw:layer="layout" svg:width="3.71cm" svg:height="2.332cm" svg:x="15.64cm" svg:y="15.099cm">
          <text:p text:style-name="P1">al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1cm" svg:height="3.21cm" svg:x="30.6cm" svg:y="2.481cm">
          <text:p text:style-name="P1">Trompet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1cm" svg:height="3.21cm" svg:x="15.824cm" svg:y="0.764cm">
          <text:p text:style-name="P1">Perc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1cm" svg:height="3.21cm" svg:x="7.158cm" svg:y="1.64cm">
          <text:p text:style-name="P1">Cor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1cm" svg:height="3.21cm" svg:x="23.851cm" svg:y="7.074cm">
          <text:p text:style-name="P1">Clarinet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1cm" svg:height="3.21cm" svg:x="8.674cm" svg:y="7.113cm">
          <text:p text:style-name="P1">Basson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1cm" svg:height="3.21cm" svg:x="16.142cm" svg:y="7.155cm">
          <text:p text:style-name="P1">Flu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1cm" svg:height="3.21cm" svg:x="0.846cm" svg:y="5.317cm">
          <text:p text:style-name="P1">Pian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1cm" svg:height="2.332cm" svg:x="10.29cm" svg:y="14.779cm">
          <text:p text:style-name="P1">Nappe Violon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1cm" svg:height="2.332cm" svg:x="21.214cm" svg:y="17.735cm">
          <text:p text:style-name="P1">Nappe Cello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1cm" svg:height="2.332cm" svg:x="27.914cm" svg:y="17.815cm">
          <text:p text:style-name="P1">Nappe Cellos Ryth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1cm" svg:height="2.332cm" svg:x="29.731cm" svg:y="13.87cm">
          <text:p text:style-name="P1">Contrebasse Ryth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1cm" svg:height="2.332cm" svg:x="5.838cm" svg:y="14.74cm">
          <text:p text:style-name="P1">S1AC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1cm" svg:height="2.332cm" svg:x="5.94cm" svg:y="18.255cm">
          <text:p text:style-name="P1">S2AC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1cm" svg:height="3.21cm" svg:x="21.255cm" svg:y="0.884cm">
          <text:p text:style-name="P1">Hi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278cm" fo:page-height="21.1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pus1</svg:title>
      </draw:layer>
      <draw:layer draw:name="background"/>
      <draw:layer draw:name="backgroundobjects"/>
      <draw:layer draw:name="controls"/>
      <draw:layer draw:name="measurelines"/>
      <draw:layer draw:name="Dodeca"/>
      <draw:layer draw:name="TL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21-03-04T17:16:47.533000000</dc:date>
    <meta:editing-duration>PT10H12M24S</meta:editing-duration>
    <meta:editing-cycles>31</meta:editing-cycles>
    <meta:generator>LibreOffice/6.0.6.2$Windows_X86_64 LibreOffice_project/0c292870b25a325b5ed35f6b45599d2ea4458e77</meta:generator>
    <meta:document-statistic meta:object-count="18"/>
  </office:meta>
</office:document-meta>
</file>